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style:writing-mode="lr-tb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Preformatted_20_Text">
      <style:paragraph-properties fo:margin-left="0in" fo:margin-right="0in" fo:text-indent="0in" style:auto-text-indent="false"/>
    </style:style>
    <style:style style:name="P13" style:family="paragraph" style:parent-style-name="Preformatted_20_Text">
      <style:paragraph-properties fo:margin-top="0in" fo:margin-bottom="0.1965in" style:contextual-spacing="false"/>
    </style:style>
    <style:style style:name="P14" style:family="paragraph" style:parent-style-name="Standard">
      <style:paragraph-properties fo:margin-left="0in" fo:margin-right="0in" fo:text-indent="0in" style:auto-text-indent="false" style:writing-mode="lr-tb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ve 10 homework exercises on loops - using for, while, break, continue, nested loops etc. - You can use topiics from mathematics like additions, multiiplication, division, power, subtraction, decimals, fractions etc.  </text:p>
      <text:section text:style-name="Sect1" text:name="model-response-message-contentr_c281bf7813b98aff">
        <text:p text:style-name="P2">Absolutely! Here are 10 homework exercises on loops in Python, incorporating mathematical concepts:</text:p>
        <text:p text:style-name="Text_20_body"><text:span text:style-name="Strong_20_Emphasis">1. Sum of Even Numbers:</text:span></text:p>
        <text:list text:style-name="L1">
          <text:list-item>
            <text:p text:style-name="P3">Write a Python program that uses a <text:span text:style-name="Source_20_Text">for</text:span> loop to calculate the sum of all even numbers between 1 and 100 (inclusive). </text:p>
          </text:list-item>
        </text:list>
        <text:p text:style-name="Text_20_body"><text:span text:style-name="Strong_20_Emphasis">2. Multiplication Table:</text:span></text:p>
        <text:list text:style-name="L2">
          <text:list-item>
            <text:p text:style-name="P4">Use nested <text:span text:style-name="Source_20_Text">for</text:span> loops to print the multiplication table from 1 to 10. The output should be formatted neatly. </text:p>
          </text:list-item>
        </text:list>
        <text:p text:style-name="Text_20_body"><text:span text:style-name="Strong_20_Emphasis">3. Factorial Calculation:</text:span></text:p>
        <text:list text:style-name="L3">
          <text:list-item>
            <text:p text:style-name="P5">Write a <text:span text:style-name="Source_20_Text">while</text:span> loop to calculate the factorial of a given number (e.g., 5! = 5 * 4 * 3 * 2 * 1). </text:p>
          </text:list-item>
        </text:list>
        <text:p text:style-name="Text_20_body"><text:span text:style-name="Strong_20_Emphasis">4. Prime Number Check:</text:span></text:p>
        <text:list text:style-name="L4">
          <text:list-item>
            <text:p text:style-name="P6">Write a program that uses a <text:span text:style-name="Source_20_Text">for</text:span> loop to determine whether a given number is prime. Use a <text:span text:style-name="Source_20_Text">break</text:span> statement to exit the loop early if a divisor is found. </text:p>
          </text:list-item>
        </text:list>
        <text:p text:style-name="Text_20_body"><text:span text:style-name="Strong_20_Emphasis">5. Sum of Digits:</text:span></text:p>
        <text:list text:style-name="L5">
          <text:list-item>
            <text:p text:style-name="P7">Write a <text:span text:style-name="Source_20_Text">while</text:span> loop to calculate the sum of the digits of a given integer (e.g., 1234 = 1 + 2 + 3 + 4 = 10). </text:p>
          </text:list-item>
        </text:list>
        <text:p text:style-name="Text_20_body"><text:span text:style-name="Strong_20_Emphasis">6. Average of Positive Numbers:</text:span></text:p>
        <text:list text:style-name="L6">
          <text:list-item>
            <text:p text:style-name="P8">Write a program that repeatedly takes input from the user until they enter a negative number. Use a <text:span text:style-name="Source_20_Text">while</text:span> loop and calculate the average of all positive numbers entered. </text:p>
          </text:list-item>
        </text:list>
        <text:p text:style-name="Text_20_body"><text:span text:style-name="Strong_20_Emphasis">7. Fibonacci Sequence:</text:span></text:p>
        <text:list text:style-name="L7">
          <text:list-item>
            <text:p text:style-name="P9">Write a program that uses a <text:span text:style-name="Source_20_Text">for</text:span> loop to generate the first 'n' numbers of the Fibonacci sequence (e.g., 0, 1, 1, 2, 3, 5, 8...). </text:p>
          </text:list-item>
        </text:list>
        <text:p text:style-name="Text_20_body"><text:span text:style-name="Strong_20_Emphasis">8. Decimal to Binary Conversion:</text:span></text:p>
        <text:list text:style-name="L8">
          <text:list-item>
            <text:p text:style-name="P10">Write a <text:span text:style-name="Source_20_Text">while</text:span> loop to convert a decimal integer to its binary representation (e.g., 10 to 1010). </text:p>
          </text:list-item>
        </text:list>
        <text:p text:style-name="Text_20_body"><text:span text:style-name="Strong_20_Emphasis">9. Fraction Simplification:</text:span></text:p>
        <text:list text:style-name="L9">
          <text:list-item>
            <text:p text:style-name="P11">Write a program that takes two integers representing the numerator and denominator of a fraction. Use a <text:span text:style-name="Source_20_Text">while</text:span> loop and the Euclidean algorithm to find their greatest common divisor (GCD) and simplify the fraction. </text:p>
          </text:list-item>
        </text:list>
        <text:p text:style-name="Text_20_body"><text:span text:style-name="Strong_20_Emphasis">10. Pattern Printing (Nested Loops and Continue):</text:span></text:p>
        <text:p text:style-name="P12"><text:span text:style-name="Source_20_Text">* Write a nested loop that prints the following pattern:</text:span></text:p>
        <text:p text:style-name="Preformatted_20_Text"><text:span text:style-name="Source_20_Text">```</text:span></text:p>
        <text:p text:style-name="Preformatted_20_Text"><text:soft-page-break/><text:span text:style-name="Source_20_Text">1</text:span></text:p>
        <text:p text:style-name="Preformatted_20_Text"><text:span text:style-name="Source_20_Text">1 3</text:span></text:p>
        <text:p text:style-name="Preformatted_20_Text"><text:span text:style-name="Source_20_Text">1 3 5</text:span></text:p>
        <text:p text:style-name="Preformatted_20_Text"><text:span text:style-name="Source_20_Text">1 3 5 7</text:span></text:p>
        <text:p text:style-name="Preformatted_20_Text"><text:span text:style-name="Source_20_Text">```</text:span></text:p>
        <text:p text:style-name="P13"><text:span text:style-name="Source_20_Text">* Use a `continue` statement to skip even numbers.</text:span></text:p>
      </text:section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04T16:07:06.437000000</dc:date>
    <meta:editing-duration>PT39M22S</meta:editing-duration>
    <meta:editing-cycles>11</meta:editing-cycles>
    <meta:generator>LibreOffice/24.8.0.3$Windows_X86_64 LibreOffice_project/0bdf1299c94fe897b119f97f3c613e9dca6be583</meta:generator>
    <meta:print-date>2025-03-04T16:09:13.345000000</meta:print-date>
    <meta:printed-by>PDF files</meta:printed-by>
    <meta:document-statistic meta:table-count="0" meta:image-count="0" meta:object-count="0" meta:page-count="2" meta:paragraph-count="29" meta:word-count="354" meta:character-count="1916" meta:non-whitespace-character-count="1589"/>
  </office:meta>
</office:document-meta>
</file>